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I-5323">
            <text:p>I-5323</text:p>
          </table:table-cell>
          <table:table-cell office:value-type="float" office:value="54.01">
            <text:p>54.01</text:p>
          </table:table-cell>
          <table:table-cell office:value-type="float" office:value="-6.29">
            <text:p>-6.29</text:p>
          </table:table-cell>
          <table:table-cell office:value-type="float" office:value="5470.0">
            <text:p>547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ShennanEtal2018">
            <text:p>Mitchell1971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6">
            <text:p>CAMS-89686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040.0">
            <text:p>170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8">
            <text:p>CAMS-89688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370.0">
            <text:p>1737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7">
            <text:p>CAMS-89687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6940.0">
            <text:p>169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3">
            <text:p>AA-17693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380.0">
            <text:p>1538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9">
            <text:p>AA-21819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6005.0">
            <text:p>16005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2">
            <text:p>AA-22352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50.0">
            <text:p>1715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30">
            <text:p>Birm-1130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7070.0">
            <text:p>7070.0</text:p>
          </table:table-cell>
          <table:table-cell office:value-type="float" office:value="100.0">
            <text:p>10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66">
            <text:p>2.6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1">
            <text:p>AA-56701</text:p>
          </table:table-cell>
          <table:table-cell office:value-type="float" office:value="53.98">
            <text:p>53.98</text:p>
          </table:table-cell>
          <table:table-cell office:value-type="float" office:value="-6.19">
            <text:p>-6.19</text:p>
          </table:table-cell>
          <table:table-cell office:value-type="float" office:value="14650.0">
            <text:p>1465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0">
            <text:p>AA-56700</text:p>
          </table:table-cell>
          <table:table-cell office:value-type="float" office:value="53.9">
            <text:p>53.9</text:p>
          </table:table-cell>
          <table:table-cell office:value-type="float" office:value="-6.36">
            <text:p>-6.36</text:p>
          </table:table-cell>
          <table:table-cell office:value-type="float" office:value="14557.0">
            <text:p>14557.0</text:p>
          </table:table-cell>
          <table:table-cell office:value-type="float" office:value="69.0">
            <text:p>6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8">
            <text:p>2.68</text:p>
          </table:table-cell>
          <table:table-cell office:value-type="float" office:value="2.68">
            <text:p>2.68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29">
            <text:p>Birm-1129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49">
            <text:p>2.4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8">
            <text:p>AA-21818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5105.0">
            <text:p>15105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1">
            <text:p>AA-22351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60.0">
            <text:p>1716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4">
            <text:p>AA-17694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50.0">
            <text:p>157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5">
            <text:p>AA-17695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80.0">
            <text:p>1578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